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d05" officeooo:paragraph-rsid="00185d05"/>
    </style:style>
    <style:style style:name="P2" style:family="paragraph" style:parent-style-name="Standard">
      <style:text-properties style:font-name="Liberation Serif" officeooo:rsid="00185d05" officeooo:paragraph-rsid="00185d05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4pt" fo:letter-spacing="normal" fo:font-style="normal" fo:font-weight="normal"/>
    </style:style>
    <style:style style:name="P4" style:family="paragraph" style:parent-style-name="Text_20_body" style:list-style-name="L2">
      <style:paragraph-properties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85d05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85d05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style="normal"/>
    </style:style>
    <style:style style:name="P9" style:family="paragraph" style:parent-style-name="Heading_20_2">
      <style:text-properties style:font-name="Liberation Serif"/>
    </style:style>
    <style:style style:name="P10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style="normal"/>
    </style:style>
    <style:style style:name="T1" style:family="text">
      <style:text-properties officeooo:rsid="00185d0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oa-Biscuit Cake with Marshmallow-Cheese Creme</text:p>
      <text:h text:style-name="P9" text:outline-level="2">Ground:</text:h>
      <text:p text:style-name="P8"/>
      <text:list xml:id="list3391309929" text:style-name="L1">
        <text:list-item>
          <text:p text:style-name="P5"><text:s/>280g solid, dry biscuits violently dismembered.</text:p>
        </text:list-item>
        <text:list-item>
          <text:p text:style-name="P5"><text:s/>20g cocoa powder, dark as our souls.</text:p>
        </text:list-item>
        <text:list-item>
          <text:p text:style-name="P5"><text:s/>120g slowly and painfully molten butter.</text:p>
        </text:list-item>
        <text:list-item>
          <text:p text:style-name="P5"><text:s/>Force everything in a cake tin with a diameter of 26 cm and use a cup to press your victim tightly against it, leaving a border of maybe 1 cm that is also pressed against the sides.</text:p>
        </text:list-item>
        <text:list-item>
          <text:p text:style-name="P5"><text:s/>Put it in the fridge for 10 Minutes and take it out right before it freezes to death.</text:p>
        </text:list-item>
        <text:list-item>
          <text:p text:style-name="P3"><text:s/>Put it into the oven and torture your victim for 15 Minutes by 180°C.</text:p>
        </text:list-item>
      </text:list>
      <text:h text:style-name="P10" text:outline-level="2">Marshmallow-Cheese Creme:</text:h>
      <text:p text:style-name="P8"/>
      <text:list xml:id="list2829950278" text:style-name="L2">
        <text:list-item>
          <text:p text:style-name="P6"><text:s/>Put 120g Marshmallows in a bowl, add 160g Cream Cheese and put it without mixing into the microwave for 1 Minute by 600 Watts.</text:p>
        </text:list-item>
        <text:list-item>
          <text:p text:style-name="P6"><text:s/>Beat the mixture up with your whisk until it doesn't look like it originally did anymore (A creme).</text:p>
        </text:list-item>
        <text:list-item>
          <text:p text:style-name="P6"><text:s/>Add 120g Milk and continue mixing.</text:p>
        </text:list-item>
        <text:list-item>
          <text:p text:style-name="P6"><text:s/>Add a teaspoon of lemon juice and continue mixing for a couple of seconds.</text:p>
        </text:list-item>
        <text:list-item>
          <text:p text:style-name="P6"><text:s/>Now pour the liquified remains into the previously made cake ground so it fills the hole in its heart.</text:p>
        </text:list-item>
        <text:list-item>
          <text:p text:style-name="P7"><text:s/>Put everything in the fridge for another hour.</text:p>
        </text:list-item>
        <text:list-item>
          <text:p text:style-name="P7"><text:s/>Eat it.</text:p>
        </text:list-item>
        <text:list-item>
          <text:p text:style-name="P4"><text:s/><text:span text:style-name="T1">Clean your mess up so you can make another one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Peters</meta:initial-creator>
    <meta:creation-date>2018-05-13T21:17:13.441000000</meta:creation-date>
    <dc:date>2018-05-13T21:25:48.712000000</dc:date>
    <dc:creator>Alice Peters</dc:creator>
    <meta:editing-duration>PT8M36S</meta:editing-duration>
    <meta:editing-cycles>1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7" meta:word-count="211" meta:character-count="1120" meta:non-whitespace-character-count="926"/>
  </office:meta>
</office:document-meta>
</file>